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Droid Sans Fallback" fo:font-size="10.5pt" fo:font-weight="normal" officeooo:rsid="001d0d36" officeooo:paragraph-rsid="001d0d36" fo:background-color="transparent" style:font-size-asian="10.5pt" style:font-size-complex="10.5pt"/>
    </style:style>
    <style:style style:name="P2" style:family="paragraph" style:parent-style-name="Standard">
      <style:text-properties style:use-window-font-color="true" style:font-name="Droid Sans Fallback" fo:font-size="10.5pt" fo:font-weight="normal" officeooo:rsid="001dd200" officeooo:paragraph-rsid="001e7293" fo:background-color="transparent" style:font-size-asian="10.5pt" style:font-size-complex="10.5pt"/>
    </style:style>
    <style:style style:name="P3" style:family="paragraph" style:parent-style-name="Standard">
      <style:text-properties style:use-window-font-color="true" style:font-name="Droid Sans Fallback" fo:font-size="10.5pt" fo:font-weight="normal" officeooo:rsid="001dd200" officeooo:paragraph-rsid="00214d3f" fo:background-color="transparent" style:font-size-asian="10.5pt" style:font-size-complex="10.5pt"/>
    </style:style>
    <style:style style:name="P4" style:family="paragraph" style:parent-style-name="Standard">
      <style:text-properties style:use-window-font-color="true" style:font-name="Droid Sans Fallback" fo:font-size="10.5pt" fo:font-weight="normal" officeooo:rsid="001e7293" officeooo:paragraph-rsid="001e7293" fo:background-color="transparent" style:font-size-asian="10.5pt" style:font-size-complex="10.5pt"/>
    </style:style>
    <style:style style:name="P5" style:family="paragraph" style:parent-style-name="Standard">
      <style:text-properties style:use-window-font-color="true" style:font-name="Droid Sans Fallback" fo:font-size="10.5pt" fo:font-weight="normal" officeooo:rsid="00214d3f" officeooo:paragraph-rsid="00214d3f" fo:background-color="transparent" style:font-size-asian="10.5pt" style:font-size-complex="10.5pt"/>
    </style:style>
    <style:style style:name="P6" style:family="paragraph" style:parent-style-name="Standard">
      <style:text-properties style:use-window-font-color="true" style:font-name="Droid Sans Fallback" fo:font-size="10.5pt" fo:font-weight="normal" officeooo:rsid="0022ef0f" officeooo:paragraph-rsid="00214d3f" fo:background-color="transparent" style:font-size-asian="10.5pt" style:font-size-complex="10.5pt"/>
    </style:style>
    <style:style style:name="P7" style:family="paragraph" style:parent-style-name="Standard">
      <style:text-properties style:use-window-font-color="true" style:font-name="Droid Sans Fallback" fo:font-size="10.5pt" fo:font-weight="normal" officeooo:rsid="0022ef0f" officeooo:paragraph-rsid="00242fc4" fo:background-color="transparent" style:font-size-asian="10.5pt" style:font-size-complex="10.5pt"/>
    </style:style>
    <style:style style:name="P8" style:family="paragraph" style:parent-style-name="Standard">
      <style:text-properties style:use-window-font-color="true" style:font-name="Droid Sans Fallback" fo:font-size="10.5pt" fo:font-weight="normal" officeooo:rsid="00262175" officeooo:paragraph-rsid="00262175" fo:background-color="transparent" style:font-size-asian="10.5pt" style:font-size-complex="10.5pt"/>
    </style:style>
    <style:style style:name="P9" style:family="paragraph" style:parent-style-name="Standard">
      <style:text-properties style:use-window-font-color="true" style:font-name="Droid Sans Fallback" fo:font-size="10.5pt" fo:font-weight="normal" officeooo:rsid="00344dd1" officeooo:paragraph-rsid="00344dd1" fo:background-color="transparent" style:font-size-asian="10.5pt" style:font-size-complex="10.5pt"/>
    </style:style>
    <style:style style:name="P10" style:family="paragraph" style:parent-style-name="Standard">
      <style:text-properties style:use-window-font-color="true" style:font-name="Droid Sans Fallback" fo:font-size="10.5pt" fo:font-weight="normal" officeooo:rsid="002fdaec" officeooo:paragraph-rsid="002fdaec" fo:background-color="transparent" style:font-size-asian="10.5pt" style:font-size-complex="10.5pt"/>
    </style:style>
    <style:style style:name="P11" style:family="paragraph" style:parent-style-name="Standard">
      <style:text-properties style:use-window-font-color="true" style:font-name="Droid Sans Fallback" fo:font-size="10.5pt" fo:font-weight="normal" officeooo:rsid="00242fc4" officeooo:paragraph-rsid="00344dd1" fo:background-color="transparent" style:font-size-asian="10.5pt" style:font-size-complex="10.5pt"/>
    </style:style>
    <style:style style:name="P12" style:family="paragraph" style:parent-style-name="Standard">
      <style:text-properties style:use-window-font-color="true" style:font-name="Droid Sans Fallback" fo:font-size="10.5pt" fo:font-weight="normal" officeooo:rsid="00242fc4" officeooo:paragraph-rsid="00242fc4" fo:background-color="transparent" style:font-size-asian="10.5pt" style:font-size-complex="10.5pt"/>
    </style:style>
    <style:style style:name="P13" style:family="paragraph" style:parent-style-name="Standard">
      <style:text-properties style:use-window-font-color="true" style:font-name="Droid Sans Fallback" fo:font-size="10.5pt" fo:font-weight="normal" officeooo:rsid="00327188" officeooo:paragraph-rsid="00327188" fo:background-color="transparent" style:font-size-asian="10.5pt" style:font-size-complex="10.5pt"/>
    </style:style>
    <style:style style:name="P14" style:family="paragraph" style:parent-style-name="Standard">
      <style:text-properties style:use-window-font-color="true" style:font-name="Droid Sans Fallback" fo:font-size="10.5pt" fo:font-weight="normal" officeooo:rsid="0039c270" officeooo:paragraph-rsid="0039c270" fo:background-color="transparent" style:font-size-asian="10.5pt" style:font-size-complex="10.5pt"/>
    </style:style>
    <style:style style:name="P15" style:family="paragraph" style:parent-style-name="Standard">
      <style:text-properties style:use-window-font-color="true" style:font-name="Droid Sans Fallback" fo:font-size="10.5pt" fo:font-weight="bold" officeooo:rsid="0039c270" officeooo:paragraph-rsid="0039c270" fo:background-color="transparent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variant="normal" fo:text-transform="none" fo:color="#303030" style:font-name="Droid Sans Fallback" fo:font-size="10.5pt" fo:letter-spacing="normal" fo:font-style="normal" fo:font-weight="normal" officeooo:rsid="0029273c" officeooo:paragraph-rsid="00242fc4" fo:background-color="transparent" style:font-size-asian="10.5pt" style:font-size-complex="10.5pt"/>
    </style:style>
    <style:style style:name="P17" style:family="paragraph" style:parent-style-name="Standard">
      <style:text-properties style:font-name="Droid Sans Fallback" fo:font-size="10.5pt" officeooo:rsid="001d0d36" officeooo:paragraph-rsid="001d0d36" style:font-size-asian="10.5pt" style:font-size-complex="10.5pt"/>
    </style:style>
    <style:style style:name="P18" style:family="paragraph" style:parent-style-name="Text_20_body">
      <style:paragraph-properties fo:margin-top="0cm" fo:margin-bottom="0.265cm" loext:contextual-spacing="false" fo:orphans="2" fo:widows="2"/>
      <style:text-properties fo:font-variant="normal" fo:text-transform="none" fo:color="#333333" style:font-name="Droid Sans Fallback" fo:font-size="10.5pt" fo:letter-spacing="normal" fo:font-style="normal" fo:font-weight="normal" officeooo:rsid="001d0d36" officeooo:paragraph-rsid="001d0d36" style:font-size-asian="10.5pt" style:font-size-complex="10.5pt"/>
    </style:style>
    <style:style style:name="T1" style:family="text">
      <style:text-properties officeooo:rsid="001dd200"/>
    </style:style>
    <style:style style:name="T2" style:family="text">
      <style:text-properties officeooo:rsid="001e7293"/>
    </style:style>
    <style:style style:name="T3" style:family="text">
      <style:text-properties officeooo:rsid="00214d3f"/>
    </style:style>
    <style:style style:name="T4" style:family="text">
      <style:text-properties officeooo:rsid="0022ef0f"/>
    </style:style>
    <style:style style:name="T5" style:family="text">
      <style:text-properties officeooo:rsid="00242fc4"/>
    </style:style>
    <style:style style:name="T6" style:family="text">
      <style:text-properties officeooo:rsid="00261924"/>
    </style:style>
    <style:style style:name="T7" style:family="text">
      <style:text-properties officeooo:rsid="00276552"/>
    </style:style>
    <style:style style:name="T8" style:family="text">
      <style:text-properties officeooo:rsid="00344dd1"/>
    </style:style>
    <style:style style:name="T9" style:family="text">
      <style:text-properties officeooo:rsid="0036490c"/>
    </style:style>
    <style:style style:name="T10" style:family="text">
      <style:text-properties officeooo:rsid="003adc17"/>
    </style:style>
    <style:style style:name="T11" style:family="text">
      <style:text-properties officeooo:rsid="003bca83"/>
    </style:style>
    <style:style style:name="T12" style:family="text">
      <style:text-properties officeooo:rsid="003c5ccb"/>
    </style:style>
    <style:style style:name="T13" style:family="text">
      <style:text-properties officeooo:rsid="003db9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nsideratio<text:span text:style-name="T1">ns:</text:span></text:p>
      <text:p text:style-name="P17"/>
      <text:p text:style-name="P17">The process to create series of random numbers and strings of characters with a line of 15 characters.</text:p>
      <text:p text:style-name="P17">I found out the command to generate a series of random numbers and strings: </text:p>
      <text:p text:style-name="P17"/>
      <text:p text:style-name="P1"><text:s/>tr -dc a-z0-9A-Z &lt; /dev/urandom |head -c</text:p>
      <text:p text:style-name="P1"/>
      <text:p text:style-name="P1">and then assigned <text:span text:style-name="T6">to</text:span> a variable cadena <text:span text:style-name="T1">with a lenght of 15 characters </text:span></text:p>
      <text:p text:style-name="P1"/>
      <text:p text:style-name="P1">cadena=$( tr -dc a-z0-9A-Z &lt; /dev/urandom |head -c <text:span text:style-name="T1">15</text:span>)</text:p>
      <text:p text:style-name="P1"/>
      <text:p text:style-name="P2"><text:span text:style-name="T4">1.- </text:span>To control the size of the file:</text:p>
      <text:p text:style-name="P2"/>
      <text:p text:style-name="P4">We have two options to find the size of a file:</text:p>
      <text:p text:style-name="P2"/>
      <text:p text:style-name="P3"><text:span text:style-name="T3">a) du </text:span><text:s/>-<text:span text:style-name="T2">h namefile </text:span></text:p>
      <text:p text:style-name="P5">b<text:span text:style-name="T6">)</text:span> stat -c %s namefile, I choose this one because I have the size en bytes and I can control the size in a good way.</text:p>
      <text:p text:style-name="P3"/>
      <text:p text:style-name="P6">2.- <text:s/>Sort de file</text:p>
      <text:p text:style-name="P5">I used the command <text:s text:c="2"/>sort -<text:span text:style-name="T7">b</text:span> <text:s text:c="2"/>filename, because no consider blank spaces </text:p>
      <text:p text:style-name="P3"/>
      <text:p text:style-name="P5">The most common command to sort is </text:p>
      <text:p text:style-name="P5"/>
      <text:p text:style-name="P5"><text:s/>sort filename , without options, in this case, this command make the same thing that the sort -<text:span text:style-name="T7">b</text:span></text:p>
      <text:p text:style-name="P5"/>
      <text:p text:style-name="P8">I saved the file ordered in a new file called sort1.txt </text:p>
      <text:p text:style-name="P5"/>
      <text:p text:style-name="P7">3.- Remove lines <text:span text:style-name="T5">with start with and “a” no matter if is uppercase or lower case(save result in the file called withouta.txt</text:span></text:p>
      <text:p text:style-name="P7"/>
      <text:p text:style-name="P9">I use the command:</text:p>
      <text:p text:style-name="P10">sed <text:s/>-e '/^[a|A]/d' <text:span text:style-name="T9">s</text:span>ort1.txt &gt; <text:span text:style-name="T9">withouta.txt </text:span><text:s/></text:p>
      <text:p text:style-name="P16"/>
      <text:p text:style-name="P11">4. Number of lines removed:</text:p>
      <text:p text:style-name="P11"/>
      <text:p text:style-name="P11"><text:span text:style-name="T8">First</text:span>, <text:span text:style-name="T8">we save the data is going to delete (file borrado.txt)</text:span></text:p>
      <text:p text:style-name="P12"/>
      <text:p text:style-name="P12">sed <text:s/>-n '/^[a|A]/p' <text:span text:style-name="T9">borrado</text:span>.txt</text:p>
      <text:p text:style-name="P12"/>
      <text:p text:style-name="P9">Then we use the command </text:p>
      <text:p text:style-name="P12"/>
      <text:p text:style-name="P13">&lt;<text:span text:style-name="T9">borrado.txt</text:span> wc -l </text:p>
      <text:p text:style-name="P2"/>
      <text:p text:style-name="P9">to show the removed lines.</text:p>
      <text:p text:style-name="P9"/>
      <text:p text:style-name="P15"><text:span text:style-name="T12">Finally we have to execute t</text:span>he <text:s/>p<text:span text:style-name="T11">r</text:span>ogram <text:span text:style-name="T13">called </text:span>jo<text:span text:style-name="T10">b</text:span>1.sh </text:p>
      <text:p text:style-name="P15"><text:span text:style-name="T13">We do this with: <text:s/></text:span>bash j<text:span text:style-name="T10">o</text:span>b1.sh </text:p>
      <text:p text:style-name="P14"/>
      <text:p text:style-name="P1"/>
      <text:p text:style-name="P1"><text:soft-page-break/></text:p>
      <text:p text:style-name="P1"/>
      <text:p text:style-name="P17"/>
      <text:p text:style-name="P17"/>
      <text:p text:style-name="P17"/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6T00:38:23.332506646</meta:creation-date>
    <dc:date>2019-11-19T23:10:14.817387506</dc:date>
    <meta:editing-duration>PT7H1M15S</meta:editing-duration>
    <meta:editing-cycles>21</meta:editing-cycles>
    <meta:generator>LibreOffice/6.3.2.2$Linux_X86_64 LibreOffice_project/30$Build-2</meta:generator>
    <meta:document-statistic meta:table-count="0" meta:image-count="0" meta:object-count="0" meta:page-count="2" meta:paragraph-count="26" meta:word-count="243" meta:character-count="1317" meta:non-whitespace-character-count="1076"/>
  </office:meta>
</office:document-meta>
</file>